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i_request_emaili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|request|title|firstName|lastName|yourOrg|email|uploaddoc|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|this is a test script |Mr <text:s/>|automation|Insprinttesting|just try|spint18@mailinator.com|y|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|this is a test script |Mr <text:s/>|automation|Insprinttesting||spint18@mailinator.com|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agaJyostna Eate</meta:initial-creator>
    <dc:creator>NagaJyostna Eate</dc:creator>
    <meta:creation-date>2014-09-14T17:13:42Z</meta:creation-date>
    <dc:date>2014-09-14T17:13:43Z</dc:date>
  </office:meta>
</office:document-meta>
</file>